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a87" officeooo:paragraph-rsid="0014ea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D AND TAIL</text:p>
      <text:p text:style-name="Standard"/>
      <text:p text:style-name="Standard"/>
      <text:p text:style-name="Standard"/>
      <text:p text:style-name="Standard">sjcet@Z238-UL:~$ cd athulya</text:p>
      <text:p text:style-name="Standard">sjcet@Z238-UL:~/athulya$ touch f1.txt</text:p>
      <text:p text:style-name="Standard">sjcet@Z238-UL:~/athulya$ cat &gt; f1.txt</text:p>
      <text:p text:style-name="Standard">athulya</text:p>
      <text:p text:style-name="Standard">athira</text:p>
      <text:p text:style-name="Standard">arya</text:p>
      <text:p text:style-name="Standard">chelsa</text:p>
      <text:p text:style-name="Standard">krishna</text:p>
      <text:p text:style-name="Standard">reshma</text:p>
      <text:p text:style-name="Standard">prathibha</text:p>
      <text:p text:style-name="Standard">anjali</text:p>
      <text:p text:style-name="Standard">meera</text:p>
      <text:p text:style-name="Standard">amrutha</text:p>
      <text:p text:style-name="Standard">sjcet@Z238-UL:~/athulya$ head -5 f1.txt</text:p>
      <text:p text:style-name="Standard">athulya</text:p>
      <text:p text:style-name="Standard">athira</text:p>
      <text:p text:style-name="Standard">arya</text:p>
      <text:p text:style-name="Standard">chelsa</text:p>
      <text:p text:style-name="Standard">krishna</text:p>
      <text:p text:style-name="Standard">sjcet@Z238-UL:~/athulya$ tail -4 f1.txt</text:p>
      <text:p text:style-name="Standard">prathibha</text:p>
      <text:p text:style-name="Standard">anjali</text:p>
      <text:p text:style-name="Standard">meera</text:p>
      <text:p text:style-name="Standard">amrutha</text:p>
      <text:p text:style-name="Standard">sjcet@Z238-UL:~/athulya$ cat f2.txt</text:p>
      <text:p text:style-name="Standard">cat: f2.txt: No such file or directory</text:p>
      <text:p text:style-name="Standard">sjcet@Z238-UL:~/athulya$ touch f2.txt</text:p>
      <text:p text:style-name="Standard">sjcet@Z238-UL:~/athulya$ cat &gt; f2</text:p>
      <text:p text:style-name="Standard">red </text:p>
      <text:p text:style-name="Standard">green</text:p>
      <text:p text:style-name="Standard">blue</text:p>
      <text:p text:style-name="Standard">yellow</text:p>
      <text:p text:style-name="Standard">black</text:p>
      <text:p text:style-name="Standard">orange</text:p>
      <text:p text:style-name="Standard">skyblue</text:p>
      <text:p text:style-name="Standard">sjcet@Z238-UL:~/athulya$ tail +4 f1.txt</text:p>
      <text:p text:style-name="Standard">chelsa</text:p>
      <text:p text:style-name="Standard">krishna</text:p>
      <text:p text:style-name="Standard">reshma</text:p>
      <text:p text:style-name="Standard">prathibha</text:p>
      <text:p text:style-name="Standard">anjali</text:p>
      <text:p text:style-name="Standard">meera</text:p>
      <text:p text:style-name="Standard">amrutha</text:p>
      <text:p text:style-name="Standard">sjcet@Z238-UL:~/athulya$ tail f1.txt f2.txt</text:p>
      <text:p text:style-name="Standard">==&gt; f1.txt &lt;==</text:p>
      <text:p text:style-name="Standard">athulya</text:p>
      <text:p text:style-name="Standard">athira</text:p>
      <text:p text:style-name="Standard">arya</text:p>
      <text:p text:style-name="Standard"><text:soft-page-break/>chelsa</text:p>
      <text:p text:style-name="Standard">krishna</text:p>
      <text:p text:style-name="Standard">reshma</text:p>
      <text:p text:style-name="Standard">prathibha</text:p>
      <text:p text:style-name="Standard">anjali</text:p>
      <text:p text:style-name="Standard">meera</text:p>
      <text:p text:style-name="Standard">amrutha</text:p>
      <text:p text:style-name="Standard"/>
      <text:p text:style-name="Standard">==&gt; f2.txt &lt;==</text:p>
      <text:p text:style-name="Standard">sjcet@Z238-UL:~/athulya$ touch f2.txt</text:p>
      <text:p text:style-name="Standard">sjcet@Z238-UL:~/athulya$ cat &gt; f2</text:p>
      <text:p text:style-name="Standard">^C</text:p>
      <text:p text:style-name="Standard">sjcet@Z238-UL:~/athulya$ docker images | cut -d' ' -f1 | tail -n +2 | sort -u | wc -l</text:p>
      <text:p text:style-name="Standard"/>
      <text:p text:style-name="Standard">Command 'docker' not found, but can be installed with:</text:p>
      <text:p text:style-name="Standard"/>
      <text:p text:style-name="Standard">sudo snap install docker <text:s text:c="4"/># version 18.06.1-ce, or</text:p>
      <text:p text:style-name="Standard">sudo apt <text:s/>install docker.io</text:p>
      <text:p text:style-name="Standard"/>
      <text:p text:style-name="Standard">See 'snap info docker' for additional versions.</text:p>
      <text:p text:style-name="Standard"/>
      <text:p text:style-name="Standard">0</text:p>
      <text:p text:style-name="Standard">sjcet@Z238-UL:~/athulya$ cat &gt; f2</text:p>
      <text:p text:style-name="Standard">red</text:p>
      <text:p text:style-name="Standard">green </text:p>
      <text:p text:style-name="Standard">yellow</text:p>
      <text:p text:style-name="Standard">blue</text:p>
      <text:p text:style-name="Standard">sjcet@Z238-UL:~/athulya$ tail f1.txt f2.txt</text:p>
      <text:p text:style-name="Standard">==&gt; f1.txt &lt;==</text:p>
      <text:p text:style-name="Standard">athulya</text:p>
      <text:p text:style-name="Standard">athira</text:p>
      <text:p text:style-name="Standard">arya</text:p>
      <text:p text:style-name="Standard">chelsa</text:p>
      <text:p text:style-name="Standard">krishna</text:p>
      <text:p text:style-name="Standard">reshma</text:p>
      <text:p text:style-name="Standard">prathibha</text:p>
      <text:p text:style-name="Standard">anjali</text:p>
      <text:p text:style-name="Standard">meera</text:p>
      <text:p text:style-name="Standard">amrutha</text:p>
      <text:p text:style-name="Standard"/>
      <text:p text:style-name="Standard">==&gt; f2.txt &lt;==</text:p>
      <text:p text:style-name="Standard">sjcet@Z238-UL:~/athulya$ ^C</text:p>
      <text:p text:style-name="Standard">sjcet@Z238-UL:~/athulya$ ^C</text:p>
      <text:p text:style-name="Standard">sjcet@Z238-UL:~/athulya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1T11:34:40.309613277</meta:creation-date>
    <dc:date>2022-04-21T11:36:14.960222490</dc:date>
    <meta:editing-duration>PT1M35S</meta:editing-duration>
    <meta:editing-cycles>1</meta:editing-cycles>
    <meta:document-statistic meta:table-count="0" meta:image-count="0" meta:object-count="0" meta:page-count="2" meta:paragraph-count="87" meta:word-count="183" meta:character-count="1315" meta:non-whitespace-character-count="1211"/>
    <meta:generator>LibreOffice/6.0.7.3$Linux_X86_64 LibreOffice_project/00m0$Build-3</meta:generator>
  </office:meta>
</office:document-meta>
</file>